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pitch="variable"/>
    <style:font-face style:name="Arial Unicode MS" svg:font-family="'Arial Unicode MS'" style:font-pitch="variable"/>
    <style:font-face style:name="Bookman Old Style1" svg:font-family="'Bookman Old Styl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Arial Unicode MS1" svg:font-family="'Arial Unicode MS'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r3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1" style:family="paragraph">
      <style:paragraph-properties fo:margin-left="0cm" fo:margin-right="0cm" fo:text-align="center" fo:text-indent="0cm" style:text-autospace="none">
        <style:tab-stops>
          <style:tab-stop style:position="1cm"/>
          <style:tab-stop style:position="8.001cm"/>
        </style:tab-stops>
      </style:paragraph-properties>
      <style:text-properties style:font-name="Arial Black" fo:font-size="48pt" style:font-size-asian="48pt" style:font-size-complex="48pt"/>
    </style:style>
    <style:style style:name="P2" style:family="paragraph">
      <style:paragraph-properties fo:margin-left="0cm" fo:margin-right="0cm" fo:text-align="center" fo:text-indent="0cm"/>
      <style:text-properties fo:color="#ffffff" style:font-name="Arial Black" fo:font-size="48pt" fo:font-style="normal" fo:font-weight="bold" style:font-size-asian="48pt" style:font-size-complex="48pt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cm" fo:margin-right="0cm" fo:text-align="center" fo:text-indent="0cm" style:text-autospace="none"/>
      <style:text-properties style:font-name="Arial Black1" fo:font-size="48pt" style:font-size-asian="48pt" style:font-size-complex="48pt"/>
    </style:style>
    <style:style style:name="P5" style:family="paragraph">
      <style:paragraph-properties fo:margin-left="0cm" fo:margin-right="0cm" fo:text-align="start" fo:text-indent="0cm"/>
      <style:text-properties fo:color="#ffffff" style:font-name="Arial Black1" fo:font-size="48pt" fo:font-weight="bold" style:font-size-asian="48pt" style:font-size-complex="48pt"/>
    </style:style>
    <style:style style:name="P6" style:family="paragraph">
      <style:paragraph-properties fo:margin-left="0.6cm" fo:margin-right="0cm" fo:text-indent="0cm"/>
      <style:text-properties fo:font-size="20pt"/>
    </style:style>
    <style:style style:name="P7" style:family="paragraph">
      <style:paragraph-properties fo:margin-left="0cm" fo:margin-right="0cm" fo:text-align="start" fo:text-indent="0cm"/>
      <style:text-properties fo:color="#ffffff" style:font-name="Arial Black1" fo:font-size="48pt" fo:font-style="normal" fo:font-weight="bold" style:font-size-asian="48pt" style:font-size-complex="48pt"/>
    </style:style>
    <style:style style:name="P8" style:family="paragraph">
      <style:paragraph-properties fo:margin-left="0cm" fo:margin-right="0cm" fo:text-align="center" fo:text-indent="0cm"/>
      <style:text-properties style:font-name="Arial Black1" fo:font-size="48pt" style:font-size-asian="48pt" style:font-size-complex="48pt"/>
    </style:style>
    <style:style style:name="P9" style:family="paragraph">
      <style:paragraph-properties fo:margin-left="0cm" fo:margin-right="0cm" fo:text-align="center" fo:text-indent="0cm"/>
      <style:text-properties style:font-name="Arial Black" fo:font-size="48pt" style:font-size-asian="48pt" style:font-size-complex="48pt"/>
    </style:style>
    <style:style style:name="P10" style:family="paragraph">
      <style:paragraph-properties fo:margin-left="0cm" fo:margin-right="0cm" fo:text-align="start" fo:text-indent="0cm"/>
      <style:text-properties fo:color="#ffffff" style:font-name="Arial Black" fo:font-size="48pt" fo:font-style="normal" fo:font-weight="bold" style:font-size-asian="48pt" style:font-size-complex="48pt"/>
    </style:style>
    <style:style style:name="P11" style:family="paragraph">
      <style:paragraph-properties fo:margin-left="0cm" fo:margin-right="0cm" fo:text-align="center" fo:text-indent="0cm"/>
      <style:text-properties fo:color="#ffffff" style:font-name="Arial Black1" fo:font-size="48pt" fo:font-style="normal" fo:font-weight="bold" style:font-size-asian="48pt" style:font-size-complex="48pt"/>
    </style:style>
    <style:style style:name="T1" style:family="text">
      <style:text-properties fo:color="#ffffff" style:font-name="Arial Black" fo:font-size="48pt" fo:font-style="normal" fo:font-weight="bold" style:font-size-asian="48pt" style:font-size-complex="48pt"/>
    </style:style>
    <style:style style:name="T2" style:family="text">
      <style:text-properties fo:color="#ffffff" style:font-name="Arial Black1" fo:font-size="48pt" fo:font-weight="bold" style:font-size-asian="48pt" style:font-size-complex="48pt"/>
    </style:style>
    <style:style style:name="T3" style:family="text">
      <style:text-properties fo:color="#ffffff" style:font-name="Arial Black1" fo:font-size="48pt" fo:font-style="normal" fo:font-weight="bold" style:font-size-asian="48pt" style:font-size-complex="48pt"/>
    </style:style>
    <style:style style:name="T4" style:family="text">
      <style:text-properties fo:color="#ffffff" style:font-name="Arial Black1" fo:font-size="48pt" fo:font-style="normal" fo:font-weight="bold" style:font-name-asian="Arial1" style:font-size-asian="48pt" style:font-weight-asian="bold" style:font-name-complex="Arial1" style:font-size-complex="48pt" style:font-weight-complex="bold"/>
    </style:style>
    <style:style style:name="T5" style:family="text">
      <style:text-properties fo:color="#ffffff" style:text-outline="false" style:text-line-through-style="none" style:font-name="Arial Black1" fo:font-size="48pt" fo:font-style="normal" fo:text-shadow="none" style:text-underline-style="none" fo:font-weight="bold" style:font-name-asian="Arial Unicode MS" style:font-size-asian="48pt" style:font-style-asian="normal" style:font-weight-asian="normal" style:font-name-complex="Tahoma" style:font-size-complex="48pt" style:font-style-complex="normal" style:font-weight-complex="normal" style:text-emphasize="none" style:font-relief="none"/>
    </style:style>
    <style:style style:name="T6" style:family="text">
      <style:text-properties fo:color="#ffffff" style:text-outline="false" style:text-line-through-style="none" style:font-name="Arial Black1" fo:font-size="48pt" fo:font-style="normal" fo:text-shadow="none" style:text-underline-style="none" fo:font-weight="bold" style:font-name-asian="Arial1" style:font-size-asian="48pt" style:font-style-asian="normal" style:font-weight-asian="bold" style:font-name-complex="Arial1" style:font-size-complex="48pt" style:font-style-complex="normal" style:font-weight-complex="bold" style:text-emphasize="none" style:font-relief="none"/>
    </style:style>
    <style:style style:name="T7" style:family="text">
      <style:text-properties fo:color="#ffffff" style:text-outline="false" style:text-line-through-style="none" style:font-name="Arial Black" fo:font-size="48pt" fo:font-style="normal" fo:text-shadow="none" style:text-underline-style="none" fo:font-weight="bold" style:font-name-asian="Arial Unicode MS" style:font-size-asian="48pt" style:font-style-asian="normal" style:font-weight-asian="normal" style:font-name-complex="Tahoma" style:font-size-complex="48pt" style:font-style-complex="normal" style:font-weight-complex="normal" style:text-emphasize="none" style:font-relief="none"/>
    </style:style>
    <style:style style:name="T8" style:family="text">
      <style:text-properties fo:color="#ffffff" style:text-outline="false" style:text-line-through-style="none" style:font-name="Arial Black" fo:font-size="48pt" fo:font-style="normal" fo:text-shadow="none" style:text-underline-style="none" fo:font-weight="bold" style:font-name-asian="Arial1" style:font-size-asian="48pt" style:font-style-asian="normal" style:font-weight-asian="bold" style:font-name-complex="Arial1" style:font-size-complex="48pt" style:font-style-complex="normal" style:font-weight-complex="bold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ref. Matko, która nas znasz,</text:span><text:span text:style-name="T1"><text:line-break/></text:span><text:span text:style-name="T1">z dziećmi Twymi bądź.</text:span><text:span text:style-name="T1"><text:line-break/></text:span><text:span text:style-name="T1">Na drogach nam</text:span><text:span text:style-name="T1"><text:line-break/></text:span><text:span text:style-name="T1">nadzieją świeć,</text:span><text:span text:style-name="T1"><text:line-break/></text:span><text:span text:style-name="T1">Z Synem Twym,</text:span><text:span text:style-name="T1"><text:line-break/></text:span><text:span text:style-name="T1">z nami idź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 presentation:presentation-page-layout-name="AL2T19">
        <office:forms form:automatic-focus="false" form:apply-design-mode="false"/>
        <draw:frame presentation:style-name="pr3" draw:text-style-name="P5" draw:layer="layout" svg:width="28cm" svg:height="21cm" svg:x="0cm" svg:y="0cm" presentation:class="title" presentation:user-transformed="true">
          <draw:text-box>
            <text:p text:style-name="P4"><text:span text:style-name="T2">1. Z wszystkich niewiast</text:span><text:span text:style-name="T2"><text:line-break/></text:span><text:span text:style-name="T2">wybrana,</text:span><text:span text:style-name="T2"><text:line-break/></text:span><text:span text:style-name="T2">- przyjdź i drogę wskaż.</text:span><text:span text:style-name="T2"><text:line-break/></text:span><text:span text:style-name="T2">Córko Ludu Bożego,</text:span><text:span text:style-name="T2"><text:line-break/></text:span><text:span text:style-name="T2">- do Syna Twego nas prowadź.</text:span><text:span text:style-name="T2"><text:line-break/></text:span><text:span text:style-name="T2">Służebnico pokorna</text:span><text:span text:style-name="T2"><text:line-break/></text:span><text:span text:style-name="T2">- pokój światu daj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omyślnie" presentation:presentation-page-layout-name="AL1T0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ref. Matko, która nas znasz,</text:span><text:span text:style-name="T1"><text:line-break/></text:span><text:span text:style-name="T1">z dziećmi Twymi bądź.</text:span><text:span text:style-name="T1"><text:line-break/></text:span><text:span text:style-name="T1">Na drogach nam</text:span><text:span text:style-name="T1"><text:line-break/></text:span><text:span text:style-name="T1">nadzieją świeć,</text:span><text:span text:style-name="T1"><text:line-break/></text:span><text:span text:style-name="T1">Z Synem Twym,</text:span><text:span text:style-name="T1"><text:line-break/></text:span><text:span text:style-name="T1">z nami idź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omyślnie">
        <office:forms form:automatic-focus="false" form:apply-design-mode="false"/>
        <draw:frame presentation:style-name="pr1" draw:text-style-name="P7" draw:layer="layout" svg:width="28cm" svg:height="21cm" svg:x="0cm" svg:y="-0.001cm" presentation:class="title" presentation:user-transformed="true">
          <draw:text-box>
            <text:p text:style-name="P4"><text:span text:style-name="T3">2. Królowo ognisk rodzinnych</text:span><text:span text:style-name="T3"><text:line-break/></text:span><text:span text:style-name="T3">- przyjdź i drogę wskaż.</text:span><text:span text:style-name="T3"><text:line-break/></text:span><text:span text:style-name="T3">Dziewico, wzorze prostoty</text:span><text:span text:style-name="T3"><text:line-break/></text:span><text:span text:style-name="T3">- do Syna Twego nas prowadź.</text:span><text:span text:style-name="T4"><text:line-break/></text:span><text:span text:style-name="T3">Oblubienico cieśli</text:span><text:span text:style-name="T3"><text:line-break/></text:span><text:span text:style-name="T3">- pokój światu daj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omyślnie" presentation:presentation-page-layout-name="AL1T0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ref. Matko, która nas znasz,</text:span><text:span text:style-name="T1"><text:line-break/></text:span><text:span text:style-name="T1">z dziećmi Twymi bądź.</text:span><text:span text:style-name="T1"><text:line-break/></text:span><text:span text:style-name="T1">Na drogach nam</text:span><text:span text:style-name="T1"><text:line-break/></text:span><text:span text:style-name="T1">nadzieją świeć,</text:span><text:span text:style-name="T1"><text:line-break/></text:span><text:span text:style-name="T1">Z Synem Twym,</text:span><text:span text:style-name="T1"><text:line-break/></text:span><text:span text:style-name="T1">z nami idź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omyślnie">
        <office:forms form:automatic-focus="false" form:apply-design-mode="false"/>
        <draw:frame presentation:style-name="pr1" draw:text-style-name="P7" draw:layer="layout" svg:width="28cm" svg:height="21cm" svg:x="-0.001cm" svg:y="-0.001cm" presentation:class="title" presentation:user-transformed="true">
          <draw:text-box>
            <text:p text:style-name="P8"><text:span text:style-name="T5">3. Królowo narodu naszego</text:span><text:span text:style-name="T3"><text:line-break/></text:span><text:span text:style-name="T3">- przyjdź i drogę wskaż.</text:span><text:span text:style-name="T3"><text:line-break/></text:span><text:span text:style-name="T5">Uciśnionych nadziejo</text:span><text:span text:style-name="T5"><text:line-break/></text:span><text:span text:style-name="T5">- do Syna Twego nas prowadź.</text:span><text:span text:style-name="T6"><text:line-break/></text:span><text:span text:style-name="T6">Światło łaknących prawdy</text:span><text:span text:style-name="T5"><text:line-break/></text:span><text:span text:style-name="T5">- pokój światu daj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omyślnie" presentation:presentation-page-layout-name="AL1T0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ref. Matko, która nas znasz,</text:span><text:span text:style-name="T1"><text:line-break/></text:span><text:span text:style-name="T1">z dziećmi Twymi bądź.</text:span><text:span text:style-name="T1"><text:line-break/></text:span><text:span text:style-name="T1">Na drogach nam</text:span><text:span text:style-name="T1"><text:line-break/></text:span><text:span text:style-name="T1">nadzieją świeć,</text:span><text:span text:style-name="T1"><text:line-break/></text:span><text:span text:style-name="T1">Z Synem Twym,</text:span><text:span text:style-name="T1"><text:line-break/></text:span><text:span text:style-name="T1">z nami idź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omyślnie">
        <office:forms form:automatic-focus="false" form:apply-design-mode="false"/>
        <draw:frame presentation:style-name="pr1" draw:text-style-name="P7" draw:layer="layout" svg:width="28cm" svg:height="21cm" svg:x="0cm" svg:y="0cm" presentation:class="title" presentation:user-transformed="true">
          <draw:text-box>
            <text:p text:style-name="P8"><text:span text:style-name="T5">4. Pociecho ludu biednego</text:span><text:span text:style-name="T3"><text:line-break/></text:span><text:span text:style-name="T3">- przyjdź i drogę wskaż.</text:span><text:span text:style-name="T3"><text:line-break/></text:span><text:span text:style-name="T5">Pani wszelkiej radości</text:span><text:span text:style-name="T3"><text:line-break/></text:span><text:span text:style-name="T3">- do Syna Twego nas prowadź.</text:span><text:span text:style-name="T3"><text:line-break/></text:span><text:span text:style-name="T6">Matko tkliwego serca</text:span><text:span text:style-name="T3"><text:line-break/></text:span><text:span text:style-name="T3">- pokój światu daj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omyślnie" presentation:presentation-page-layout-name="AL1T0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ref. Matko, która nas znasz,</text:span><text:span text:style-name="T1"><text:line-break/></text:span><text:span text:style-name="T1">z dziećmi Twymi bądź.</text:span><text:span text:style-name="T1"><text:line-break/></text:span><text:span text:style-name="T1">Na drogach nam</text:span><text:span text:style-name="T1"><text:line-break/></text:span><text:span text:style-name="T1">nadzieją świeć,</text:span><text:span text:style-name="T1"><text:line-break/></text:span><text:span text:style-name="T1">Z Synem Twym,</text:span><text:span text:style-name="T1"><text:line-break/></text:span><text:span text:style-name="T1">z nami idź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omyślnie">
        <office:forms form:automatic-focus="false" form:apply-design-mode="false"/>
        <draw:frame presentation:style-name="pr1" draw:text-style-name="P7" draw:layer="layout" svg:width="28cm" svg:height="21cm" svg:x="-0.001cm" svg:y="-0.002cm" presentation:class="title" presentation:user-transformed="true">
          <draw:text-box>
            <text:p text:style-name="P8"><text:span text:style-name="T5">5. Dziewico, Matko Chrystusa</text:span><text:span text:style-name="T3"><text:line-break/></text:span><text:span text:style-name="T3">- przyjdź i drogę wskaż.</text:span><text:span text:style-name="T3"><text:line-break/></text:span><text:span text:style-name="T5">Dziewico, Matko Kościoła</text:span><text:span text:style-name="T5"><text:line-break/></text:span><text:span text:style-name="T5">- do Syna Twego nas prowadź.</text:span><text:span text:style-name="T6"><text:line-break/></text:span><text:span text:style-name="T6">Dziewico, Matko ludzi</text:span><text:span text:style-name="T5"><text:line-break/></text:span><text:span text:style-name="T5">- pokój światu daj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omyślnie" presentation:presentation-page-layout-name="AL1T0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ref. Matko, która nas znasz,</text:span><text:span text:style-name="T1"><text:line-break/></text:span><text:span text:style-name="T1">z dziećmi Twymi bądź.</text:span><text:span text:style-name="T1"><text:line-break/></text:span><text:span text:style-name="T1">Na drogach nam</text:span><text:span text:style-name="T1"><text:line-break/></text:span><text:span text:style-name="T1">nadzieją świeć,</text:span><text:span text:style-name="T1"><text:line-break/></text:span><text:span text:style-name="T1">Z Synem Twym,</text:span><text:span text:style-name="T1"><text:line-break/></text:span><text:span text:style-name="T1">z nami idź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omyślnie">
        <office:forms form:automatic-focus="false" form:apply-design-mode="false"/>
        <draw:frame presentation:style-name="pr1" draw:text-style-name="P10" draw:layer="layout" svg:width="28cm" svg:height="21cm" svg:x="0cm" svg:y="-0.001cm" presentation:class="title" presentation:user-transformed="true">
          <draw:text-box>
            <text:p text:style-name="P9"><text:span text:style-name="T7">6. Matko</text:span><text:span text:style-name="T7"><text:line-break/></text:span><text:span text:style-name="T7">przez Syna nam dana</text:span><text:span text:style-name="T7"><text:line-break/></text:span><text:span text:style-name="T1">- przyjdź i drogę wskaż.</text:span><text:span text:style-name="T1"><text:line-break/></text:span><text:span text:style-name="T7">Matko, która nas słuchasz</text:span><text:span text:style-name="T7"><text:line-break/></text:span><text:span text:style-name="T7">- do Syna Twego nas prowadź.</text:span><text:span text:style-name="T7"><text:line-break/></text:span><text:span text:style-name="T8">Ty nas zawsze rozumiesz</text:span><text:span text:style-name="T8"><text:line-break/></text:span><text:span text:style-name="T7">- pokój światu daj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omyślnie" presentation:presentation-page-layout-name="AL1T0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ref. Matko, która nas znasz,</text:span><text:span text:style-name="T1"><text:line-break/></text:span><text:span text:style-name="T1">z dziećmi Twymi bądź.</text:span><text:span text:style-name="T1"><text:line-break/></text:span><text:span text:style-name="T1">Na drogach nam</text:span><text:span text:style-name="T1"><text:line-break/></text:span><text:span text:style-name="T1">nadzieją świeć,</text:span><text:span text:style-name="T1"><text:line-break/></text:span><text:span text:style-name="T1">Z Synem Twym,</text:span><text:span text:style-name="T1"><text:line-break/></text:span><text:span text:style-name="T1">z nami idź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omyślnie">
        <office:forms form:automatic-focus="false" form:apply-design-mode="false"/>
        <draw:frame presentation:style-name="pr1" draw:text-style-name="P7" draw:layer="layout" svg:width="28cm" svg:height="21cm" svg:x="-0.001cm" svg:y="-0.001cm" presentation:class="title" presentation:user-transformed="true">
          <draw:text-box>
            <text:p text:style-name="P8"><text:span text:style-name="T5">7. Dziewico z nami idąca</text:span><text:span text:style-name="T5"><text:line-break/></text:span><text:span text:style-name="T3">- przyjdź i drogę wskaż.</text:span><text:span text:style-name="T3"><text:line-break/></text:span><text:span text:style-name="T5">Historii świata promieniu</text:span><text:span text:style-name="T5"><text:line-break/></text:span><text:span text:style-name="T5">- do Syna Twego nas prowadź.</text:span><text:span text:style-name="T5"><text:line-break/></text:span><text:span text:style-name="T6">Pośredniczko najlepsza</text:span><text:span text:style-name="T6"><text:line-break/></text:span><text:span text:style-name="T5">- pokój światu daj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omyślnie" presentation:presentation-page-layout-name="AL1T0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ref. Matko, która nas znasz,</text:span><text:span text:style-name="T1"><text:line-break/></text:span><text:span text:style-name="T1">z dziećmi Twymi bądź.</text:span><text:span text:style-name="T1"><text:line-break/></text:span><text:span text:style-name="T1">Na drogach nam</text:span><text:span text:style-name="T1"><text:line-break/></text:span><text:span text:style-name="T1">nadzieją świeć,</text:span><text:span text:style-name="T1"><text:line-break/></text:span><text:span text:style-name="T1">Z Synem Twym,</text:span><text:span text:style-name="T1"><text:line-break/></text:span><text:span text:style-name="T1">z nami idź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omyślnie">
        <office:forms form:automatic-focus="false" form:apply-design-mode="false"/>
        <draw:frame presentation:style-name="pr1" draw:text-style-name="P11" draw:layer="layout" svg:width="28cm" svg:height="21cm" svg:x="0cm" svg:y="0cm" presentation:class="title" presentation:user-transformed="true">
          <draw:text-box>
            <text:p text:style-name="P8"><text:span text:style-name="T5">8. Matko ludzi bezdomnych</text:span><text:span text:style-name="T5"><text:line-break/></text:span><text:span text:style-name="T3">- przyjdź i drogę wskaż.</text:span><text:span text:style-name="T3"><text:line-break/></text:span><text:span text:style-name="T5">Matko prześladowanych</text:span><text:span text:style-name="T5"><text:line-break/></text:span><text:span text:style-name="T5">- do Syna Twego nas prowadź.</text:span><text:span text:style-name="T5"><text:line-break/></text:span><text:span text:style-name="T6">Matko dzieci wzgardzonych</text:span><text:span text:style-name="T5"><text:line-break/></text:span><text:span text:style-name="T5">- pokój światu daj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omyślnie" presentation:presentation-page-layout-name="AL1T0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ref. Matko, która nas znasz,</text:span><text:span text:style-name="T1"><text:line-break/></text:span><text:span text:style-name="T1">z dziećmi Twymi bądź.</text:span><text:span text:style-name="T1"><text:line-break/></text:span><text:span text:style-name="T1">Na drogach nam</text:span><text:span text:style-name="T1"><text:line-break/></text:span><text:span text:style-name="T1">nadzieją świeć,</text:span><text:span text:style-name="T1"><text:line-break/></text:span><text:span text:style-name="T1">Z Synem Twym,</text:span><text:span text:style-name="T1"><text:line-break/></text:span><text:span text:style-name="T1">z nami idź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omyślnie">
        <office:forms form:automatic-focus="false" form:apply-design-mode="false"/>
        <draw:frame presentation:style-name="pr1" draw:text-style-name="P10" draw:layer="layout" svg:width="28cm" svg:height="21cm" svg:x="-0.001cm" svg:y="-0.002cm" presentation:class="title" presentation:user-transformed="true">
          <draw:text-box>
            <text:p text:style-name="P9"><text:span text:style-name="T7">9. Matko ludzi cierpiących</text:span><text:span text:style-name="T7"><text:line-break/></text:span><text:span text:style-name="T1">- przyjdź i drogę wskaż.</text:span><text:span text:style-name="T1"><text:line-break/></text:span><text:span text:style-name="T7">Matko z sercem przeszytym</text:span><text:span text:style-name="T7"><text:line-break/></text:span><text:span text:style-name="T7">- do Syna Twego nas prowadź.</text:span><text:span text:style-name="T7"><text:line-break/></text:span><text:span text:style-name="T8">U stóp krzyża stojąca</text:span><text:span text:style-name="T8"><text:line-break/></text:span><text:span text:style-name="T7">- pokój światu daj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omyślnie" presentation:presentation-page-layout-name="AL1T0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ref. Matko, która nas znasz,</text:span><text:span text:style-name="T1"><text:line-break/></text:span><text:span text:style-name="T1">z dziećmi Twymi bądź.</text:span><text:span text:style-name="T1"><text:line-break/></text:span><text:span text:style-name="T1">Na drogach nam</text:span><text:span text:style-name="T1"><text:line-break/></text:span><text:span text:style-name="T1">nadzieją świeć,</text:span><text:span text:style-name="T1"><text:line-break/></text:span><text:span text:style-name="T1">Z Synem Twym,</text:span><text:span text:style-name="T1"><text:line-break/></text:span><text:span text:style-name="T1">z nami idź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omyślnie">
        <office:forms form:automatic-focus="false" form:apply-design-mode="false"/>
        <draw:frame presentation:style-name="pr1" draw:text-style-name="P7" draw:layer="layout" svg:width="28cm" svg:height="21cm" svg:x="0cm" svg:y="-0.001cm" presentation:class="title" presentation:user-transformed="true">
          <draw:text-box>
            <text:p text:style-name="P8"><text:span text:style-name="T5">10. Matko płacząca nad nami</text:span><text:span text:style-name="T5"><text:line-break/></text:span><text:span text:style-name="T3">- przyjdź i drogę wskaż.</text:span><text:span text:style-name="T3"><text:line-break/></text:span><text:span text:style-name="T5">Matko przed karą chroniąca</text:span><text:span text:style-name="T5"><text:line-break/></text:span><text:span text:style-name="T5">- do Syna Twego nas prowadź.</text:span><text:span text:style-name="T5"><text:line-break/></text:span><text:span text:style-name="T6">Matko nas przyjmująca</text:span><text:span text:style-name="T6"><text:line-break/></text:span><text:span text:style-name="T5">- pokój światu daj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omyślnie" presentation:presentation-page-layout-name="AL1T0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ref. Matko, która nas znasz,</text:span><text:span text:style-name="T1"><text:line-break/></text:span><text:span text:style-name="T1">z dziećmi Twymi bądź.</text:span><text:span text:style-name="T1"><text:line-break/></text:span><text:span text:style-name="T1">Na drogach nam</text:span><text:span text:style-name="T1"><text:line-break/></text:span><text:span text:style-name="T1">nadzieją świeć,</text:span><text:span text:style-name="T1"><text:line-break/></text:span><text:span text:style-name="T1">Z Synem Twym,</text:span><text:span text:style-name="T1"><text:line-break/></text:span><text:span text:style-name="T1">z nami idź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 style:font-pitch="variable"/>
    <style:font-face style:name="Arial Unicode MS" svg:font-family="'Arial Unicode MS'" style:font-pitch="variable"/>
    <style:font-face style:name="Bookman Old Style1" svg:font-family="'Bookman Old Styl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Arial Unicode MS1" svg:font-family="'Arial Unicode MS'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rial Unicode MS" style:font-size-asian="24pt" style:language-asian="none" style:country-asian="none" style:font-name-complex="Tahoma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pl" fo:country="PL" style:font-size-asian="21.2000007629395pt" style:language-asian="pl" style:country-asian="PL" style:font-size-complex="21.2000007629395pt"/>
    </style:style>
    <style:style style:name="heading_20_1" style:display-name="heading 1" style:family="graphic">
      <style:paragraph-properties fo:margin-left="0cm" fo:margin-right="0cm" fo:margin-top="0.155cm" fo:margin-bottom="0cm" fo:text-align="start" fo:text-indent="0cm" style:text-autospace="ideograph-alpha">
        <style:tab-stops>
          <style:tab-stop style:position="0cm"/>
          <style:tab-stop style:position="1.764cm"/>
          <style:tab-stop style:position="14.113cm"/>
        </style:tab-stops>
      </style:paragraph-properties>
      <style:text-properties style:font-name="Bookman Old Style" fo:font-size="24.7000007629395pt" fo:language="pl" fo:country="PL" fo:font-style="italic" fo:font-weight="bold" style:letter-kerning="true" style:font-name-asian="Bookman Old Style" style:font-size-asian="24.7000007629395pt" style:language-asian="pl" style:country-asian="PL" style:font-style-asian="italic" style:font-weight-asian="bold" style:font-name-complex="Bookman Old Style" style:font-size-complex="24.7000007629395pt" style:font-style-complex="italic" style:font-weight-complex="bold"/>
    </style:style>
    <style:style style:name="heading_20_2" style:display-name="heading 2" style:family="graphic">
      <style:paragraph-properties fo:margin-left="3.967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style:font-name="Arial1" fo:font-size="21.2000007629395pt" fo:language="en" fo:country="US" fo:font-style="italic" fo:font-weight="bold" style:font-name-asian="Arial1" style:font-size-asian="21.2000007629395pt" style:language-asian="pl" style:country-asian="PL" style:font-style-asian="italic" style:font-weight-asian="bold" style:font-name-complex="Arial1" style:font-size-complex="21.2000007629395pt" style:font-style-complex="italic" style:font-weight-complex="bold"/>
    </style:style>
    <style:style style:name="heading_20_3" style:display-name="heading 3" style:family="graphic">
      <style:paragraph-properties fo:margin-left="6.17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weight="bold" style:font-size-asian="21.2000007629395pt" style:language-asian="pl" style:country-asian="PL" style:font-weight-asian="bold" style:font-size-complex="21.2000007629395pt" style:font-weight-complex="bold"/>
    </style:style>
    <style:style style:name="heading_20_4" style:display-name="heading 4" style:family="graphic">
      <style:paragraph-properties fo:margin-left="8.373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style="italic" fo:font-weight="bold" style:font-size-asian="21.2000007629395pt" style:language-asian="pl" style:country-asian="PL" style:font-style-asian="italic" style:font-weight-asian="bold" style:font-size-complex="21.2000007629395pt" style:font-style-complex="italic" style:font-weight-complex="bold"/>
    </style:style>
    <style:style style:name="heading_20_5" style:display-name="heading 5" style:family="graphic">
      <style:paragraph-properties fo:margin-left="10.575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style:font-name="Arial1" fo:font-size="24.7000007629395pt" fo:language="en" fo:country="US" style:font-name-asian="Arial1" style:font-size-asian="24.7000007629395pt" style:language-asian="pl" style:country-asian="PL" style:font-name-complex="Arial1" style:font-size-complex="24.7000007629395pt"/>
    </style:style>
    <style:style style:name="heading_20_6" style:display-name="heading 6" style:family="graphic">
      <style:paragraph-properties fo:margin-left="12.778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style:font-name="Arial1" fo:font-size="24.7000007629395pt" fo:language="en" fo:country="US" fo:font-style="italic" style:font-name-asian="Arial1" style:font-size-asian="24.7000007629395pt" style:language-asian="pl" style:country-asian="PL" style:font-style-asian="italic" style:font-name-complex="Arial1" style:font-size-complex="24.7000007629395pt" style:font-style-complex="italic"/>
    </style:style>
    <style:style style:name="heading_20_7" style:display-name="heading 7" style:family="graphic">
      <style:paragraph-properties fo:margin-left="14.981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style:font-name="Arial1" fo:font-size="24.7000007629395pt" fo:language="en" fo:country="US" style:font-name-asian="Arial1" style:font-size-asian="24.7000007629395pt" style:language-asian="pl" style:country-asian="PL" style:font-name-complex="Arial1" style:font-size-complex="24.7000007629395pt"/>
    </style:style>
    <style:style style:name="heading_20_8" style:display-name="heading 8" style:family="graphic">
      <style:paragraph-properties fo:margin-left="17.184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style:font-name="Arial1" fo:font-size="24.7000007629395pt" fo:language="en" fo:country="US" fo:font-style="italic" style:font-name-asian="Arial1" style:font-size-asian="24.7000007629395pt" style:language-asian="pl" style:country-asian="PL" style:font-style-asian="italic" style:font-name-complex="Arial1" style:font-size-complex="24.7000007629395pt" style:font-style-complex="italic"/>
    </style:style>
    <style:style style:name="heading_20_9" style:display-name="heading 9" style:family="graphic">
      <style:paragraph-properties fo:margin-left="19.387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style:font-name="Arial1" fo:font-size="15.8999996185303pt" fo:language="en" fo:country="US" fo:font-style="italic" style:font-name-asian="Arial1" style:font-size-asian="15.8999996185303pt" style:language-asian="pl" style:country-asian="PL" style:font-style-asian="italic" style:font-name-complex="Arial1" style:font-size-complex="15.8999996185303pt" style:font-style-complex="italic"/>
    </style:style>
    <style:style style:name="Default_20_Paragraph_20_Font" style:display-name="Default Paragraph Font" style:family="graphic">
      <style:paragraph-properties style:text-autospace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6-03-29T14:20:31</meta:creation-date>
    <dc:date>2014-11-04T08:48:47.155000000</dc:date>
    <dc:language>pl-PL</dc:language>
    <meta:editing-cycles>26</meta:editing-cycles>
    <meta:editing-duration>PT1H29M57S</meta:editing-duration>
    <meta:document-statistic meta:object-count="84"/>
    <meta:user-defined meta:name="Info 1"/>
    <meta:user-defined meta:name="Info 2"/>
    <meta:user-defined meta:name="Info 3"/>
    <meta:user-defined meta:name="Info 4"/>
  </office:meta>
</office:document-meta>
</file>